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98cm" style:rel-column-width="8859*"/>
    </style:style>
    <style:style style:name="Table1.B" style:family="table-column">
      <style:table-column-properties style:column-width="2.002cm" style:rel-column-width="7717*"/>
    </style:style>
    <style:style style:name="Table1.C" style:family="table-column">
      <style:table-column-properties style:column-width="2.697cm" style:rel-column-width="10396*"/>
    </style:style>
    <style:style style:name="Table1.D" style:family="table-column">
      <style:table-column-properties style:column-width="10.003cm" style:rel-column-width="38563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justify" style:justify-single-word="false"/>
      <style:text-properties officeooo:rsid="0027878f" officeooo:paragraph-rsid="0027878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7878f" officeooo:paragraph-rsid="0027878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2270aa" officeooo:paragraph-rsid="002270aa"/>
    </style:style>
    <style:style style:name="P5" style:family="paragraph" style:parent-style-name="Table_20_Contents">
      <style:paragraph-properties fo:text-align="justify" style:justify-single-word="false"/>
      <style:text-properties officeooo:rsid="0027878f" officeooo:paragraph-rsid="0027878f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7878f" officeooo:paragraph-rsid="0027878f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officeooo:rsid="003652aa" officeooo:paragraph-rsid="003652aa"/>
    </style:style>
    <style:style style:name="P8" style:family="paragraph" style:parent-style-name="Table_20_Contents">
      <style:paragraph-properties fo:text-align="justify" style:justify-single-word="false"/>
      <style:text-properties officeooo:rsid="0038f235" officeooo:paragraph-rsid="0038f235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db272" officeooo:paragraph-rsid="002fb67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7878f" officeooo:paragraph-rsid="002f4cc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7878f" officeooo:paragraph-rsid="0027878f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7878f" officeooo:paragraph-rsid="002fb67c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206b1c" officeooo:paragraph-rsid="0027878f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3652aa" officeooo:paragraph-rsid="003652aa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fb67c" officeooo:paragraph-rsid="002fb67c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b26b3" officeooo:paragraph-rsid="002b26b3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3a32d" officeooo:paragraph-rsid="0033a32d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29340" officeooo:paragraph-rsid="0033a32d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bold" officeooo:rsid="0035568a" officeooo:paragraph-rsid="0035568a" style:font-weight-asian="bold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bold" officeooo:rsid="003652aa" officeooo:paragraph-rsid="003652aa" style:font-weight-asian="bold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35568a" officeooo:paragraph-rsid="0037886c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35568a" officeooo:paragraph-rsid="0035568a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0pt" fo:font-weight="bold" officeooo:rsid="002145db" officeooo:paragraph-rsid="002145db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3652aa" officeooo:paragraph-rsid="003652aa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38f235" officeooo:paragraph-rsid="0038f235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3b6f15" officeooo:paragraph-rsid="003b6f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6b1c" style:font-weight-asian="bold" style:font-weight-complex="bold"/>
    </style:style>
    <style:style style:name="T3" style:family="text">
      <style:text-properties fo:font-weight="bold" officeooo:rsid="00368cdb" style:font-weight-asian="bold" style:font-weight-complex="bold"/>
    </style:style>
    <style:style style:name="T4" style:family="text">
      <style:text-properties fo:font-weight="normal" officeooo:rsid="00206b1c" style:font-weight-asian="normal" style:font-weight-complex="normal"/>
    </style:style>
    <style:style style:name="T5" style:family="text">
      <style:text-properties officeooo:rsid="002c319d"/>
    </style:style>
    <style:style style:name="T6" style:family="text">
      <style:text-properties fo:font-size="12pt" fo:font-weight="normal" officeooo:rsid="002f4cc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f7bd3" style:font-size-asian="12pt" style:font-weight-asian="normal" style:font-size-complex="12pt" style:font-weight-complex="normal"/>
    </style:style>
    <style:style style:name="T8" style:family="text">
      <style:text-properties officeooo:rsid="002f7bd3"/>
    </style:style>
    <style:style style:name="T9" style:family="text">
      <style:text-properties officeooo:rsid="002fb67c"/>
    </style:style>
    <style:style style:name="T10" style:family="text">
      <style:text-properties officeooo:rsid="0027878f"/>
    </style:style>
    <style:style style:name="T11" style:family="text">
      <style:text-properties officeooo:rsid="0031832e"/>
    </style:style>
    <style:style style:name="T12" style:family="text">
      <style:text-properties officeooo:rsid="00329340"/>
    </style:style>
    <style:style style:name="T13" style:family="text">
      <style:text-properties officeooo:rsid="0033a32d"/>
    </style:style>
    <style:style style:name="T14" style:family="text">
      <style:text-properties officeooo:rsid="003652aa"/>
    </style:style>
    <style:style style:name="T15" style:family="text">
      <style:text-properties officeooo:rsid="003788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8">Realizar Inscrição</text:span></text:p>
      <text:p text:style-name="P1"/>
      <text:list xml:id="list760735339538664870" text:style-name="L1">
        <text:list-item>
          <text:p text:style-name="P9">Nome</text:p>
          <text:p text:style-name="P11"><text:span text:style-name="T7">Realizar </text:span><text:span text:style-name="T6">Inscr</text:span><text:span text:style-name="T7">ição</text:span>.</text:p>
          <text:p text:style-name="P12"/>
        </text:list-item>
        <text:list-item>
          <text:p text:style-name="P9">Identificador</text:p>
          <text:p text:style-name="P14">CSU02.</text:p>
          <text:p text:style-name="P14"/>
        </text:list-item>
        <text:list-item>
          <text:p text:style-name="P9">Importância</text:p>
          <text:p text:style-name="P12">Este caso de uso é tão importante qu<text:span text:style-name="T9">anto</text:span> o caso de uso “<text:a xlink:type="simple" xlink:href="../CSU01-publicar-vagas.odt" text:style-name="Internet_20_link" text:visited-style-name="Visited_20_Internet_20_Link">CSU01</text:a>”, pois se não houver candidatos às vagas oferecidas, o processo seletivo não acontece. Desta forma, este caso de uso é classificado como de <text:span text:style-name="T2">Risco alto e prioridade alta</text:span><text:span text:style-name="T4">.</text:span></text:p>
          <text:p text:style-name="P15"/>
        </text:list-item>
        <text:list-item>
          <text:p text:style-name="P9">Sumário</text:p>
          <text:p text:style-name="P12">Registrar as inscrições dos candidatos pelas vagas oferecidas.</text:p>
          <text:p text:style-name="P12"/>
        </text:list-item>
        <text:list-item>
          <text:p text:style-name="P9">Ator Primário</text:p>
          <text:p text:style-name="P12">Candidato.</text:p>
          <text:p text:style-name="P12"/>
        </text:list-item>
        <text:list-item>
          <text:p text:style-name="P10">Pré-condições</text:p>
          <text:list>
            <text:list-item>
              <text:p text:style-name="P13">Estar logado no sistema.</text:p>
            </text:list-item>
            <text:list-item>
              <text:p text:style-name="P17">Existir um processo seletivo em andamento.</text:p>
            </text:list-item>
          </text:list>
          <text:p text:style-name="P12"/>
        </text:list-item>
        <text:list-item>
          <text:p text:style-name="P9">Fluxo Principal</text:p>
          <text:list>
            <text:list-item>
              <text:p text:style-name="P12"><text:span text:style-name="T15">Na página inicial do sistema [</text:span><text:a xlink:type="simple" xlink:href="../prototipos/paginaInicio.html.png" text:style-name="Internet_20_link" text:visited-style-name="Visited_20_Internet_20_Link"><text:span text:style-name="T15">paginainicio.html</text:span></text:a><text:span text:style-name="T15">], o</text:span> candidato <text:span text:style-name="T15">clica sobre o link “realizar inscrição”</text:span>.</text:p>
            </text:list-item>
            <text:list-item>
              <text:p text:style-name="P18">O sistema consulta a existência de vagas disponíveis no momento atual.</text:p>
              <text:list>
                <text:list-item>
                  <text:p text:style-name="P18">Se não existirem vagas disponíveis no momento, o sistema <text:span text:style-name="T9">abre uma janela “</text:span><text:a xlink:type="simple" xlink:href="../prototipos/msg10.html.png" text:style-name="Internet_20_link" text:visited-style-name="Visited_20_Internet_20_Link"><text:span text:style-name="T9">pop-up</text:span></text:a><text:span text:style-name="T9">”, com </text:span>a mensagem “Msg10”, <text:span text:style-name="T9">disponibilizando a opção ao ator de retornar a página inicial</text:span>;</text:p>
                </text:list-item>
              </text:list>
            </text:list-item>
            <text:list-item>
              <text:p text:style-name="P12">O sistema direciona o usuário para a página de inscrição <text:span text:style-name="T15">[</text:span><text:a xlink:type="simple" xlink:href="../prototipos/realizarInscricao.html.png" text:style-name="Internet_20_link" text:visited-style-name="Visited_20_Internet_20_Link"><text:span text:style-name="T15">realizarinscricao.html</text:span></text:a><text:span text:style-name="T15">]</text:span>. Nesta página:</text:p>
              <text:list>
                <text:list-item>
                  <text:p text:style-name="P12"><text:span text:style-name="T12">O ator poderá informar o nome da empresa e d</text:span>o cargo para o qual deseja concorrer a uma vaga <text:span text:style-name="T13">ou simplesmente clicar no botão disposto imediatamente após o nome do cargo. Este botão redirecionará para a página de consulta de vagas</text:span>;</text:p>
                  <text:list>
                    <text:list-item>
                      <text:p text:style-name="P19">O ator digita o nome da empresa e nome do código e solicita a consulta;</text:p>
                      <text:list>
                        <text:list-item>
                          <text:p text:style-name="P20">O sistema consulta a empresa e se ela oferece alguma vaga para o cargo informado:</text:p>
                        </text:list-item>
                        <text:list-item>
                          <text:p text:style-name="P20">Se não, o sistema abre uma janela “<text:a xlink:type="simple" xlink:href="../prototipos/msg20.html.png" text:style-name="Internet_20_link" text:visited-style-name="Visited_20_Internet_20_Link">pop-up</text:a>” com a mensagem “Msg20” disponibilizando opção do ator retornar e escolher um cargo para o qual exista vaga disponível.</text:p>
                        </text:list-item>
                      </text:list>
                    </text:list-item>
                    <text:list-item>
                      <text:p text:style-name="P19">O ator solicita a consulta de vagas sem informar qualquer parâmetro;</text:p>
                      <text:list>
                        <text:list-item>
                          <text:p text:style-name="P19">O sistema abre a página de consulta de vagas, apresentando numa tabela a lista de vagas disponíveis no momento.</text:p>
                        </text:list-item>
                        <text:list-item>
                          <text:p text:style-name="P19">O ator seleciona o cargo para o qual deseja concorrer a uma vaga ou opta por encerrar o caso de uso.</text:p>
                        </text:list-item>
                      </text:list>
                    </text:list-item>
                  </text:list>
                </text:list-item>
                <text:list-item>
                  <text:p text:style-name="P19">Considerando que o ator manifestou seu desejo de continuar realizando sua inscrição, ele i<text:span text:style-name="T10">nforma o tempo de experiência que possui neste cargo, sua pretensão salarial </text:span>e <text:span text:style-name="T10">Clica sobre o botão “confirma” para registrar sua inscrição.</text:span></text:p>
                </text:list-item>
              </text:list>
            </text:list-item>
            <text:list-item>
              <text:p text:style-name="P12">O sistema:</text:p>
              <text:list>
                <text:list-item>
                  <text:p text:style-name="P12">persiste a inscrição do candidato, <text:span text:style-name="T5">configurando sua situação atual da sua inscrição para “Ativa” e a data da inscrição com a data corrente</text:span>;</text:p>
                </text:list-item>
                <text:list-item>
                  <text:p text:style-name="P12"><text:soft-page-break/><text:span text:style-name="T11">Abre uma janela “</text:span><text:a xlink:type="simple" xlink:href="../prototipos/msg09.html.png" text:style-name="Internet_20_link" text:visited-style-name="Visited_20_Internet_20_Link"><text:span text:style-name="T11">pop-up</text:span></text:a><text:span text:style-name="T11">” com a mensagem </text:span>“Msg09”, <text:span text:style-name="T11">disponibilizando opção para o ator retornar à página de realização de inscrições, onde poderá efetuar outras inscrições ou </text:span>encerra<text:span text:style-name="T11">r</text:span> o caso de uso.</text:p>
                </text:list-item>
              </text:list>
            </text:list-item>
          </text:list>
        </text:list-item>
      </text:list>
      <text:p text:style-name="P2"/>
      <text:list xml:id="list105711603452879" text:continue-numbering="true" text:style-name="L1">
        <text:list-item>
          <text:p text:style-name="P9">Fluxos Alternativos</text:p>
          <text:list>
            <text:list-item>
              <text:p text:style-name="P21">Alterar uma inscrição</text:p>
              <text:list>
                <text:list-item>
                  <text:p text:style-name="P23">Na página de realização de inscrições <text:span text:style-name="T15">[</text:span><text:a xlink:type="simple" xlink:href="../prototipos/realizarInscricao.html.png" text:style-name="Internet_20_link" text:visited-style-name="Visited_20_Internet_20_Link"><text:span text:style-name="T15">realizarinscricao.html</text:span></text:a><text:span text:style-name="T15">]</text:span>, o ator clica sobre o link “minhas inscrições”;</text:p>
                </text:list-item>
                <text:list-item>
                  <text:p text:style-name="P24">O sistema abre a página de consulta de inscrições<text:bookmark-start text:name="__DdeLink__235_1981050116"/> <text:span text:style-name="T15">[</text:span><text:a xlink:type="simple" xlink:href="../prototipos/consultarInscricao.html.png" text:style-name="Internet_20_link" text:visited-style-name="Visited_20_Internet_20_Link"><text:span text:style-name="T15">consultarInscricao.html</text:span></text:a><text:span text:style-name="T15">]</text:span><text:bookmark-end text:name="__DdeLink__235_1981050116"/>, que já traz uma lista das inscrições do ator;</text:p>
                </text:list-item>
                <text:list-item>
                  <text:p text:style-name="P24">O ator seleciona a inscrição que deseja alterar;</text:p>
                </text:list-item>
                <text:list-item>
                  <text:p text:style-name="P24">O sistema preenche os campos dispostos na página;</text:p>
                </text:list-item>
                <text:list-item>
                  <text:p text:style-name="P24">O ator informa o novo valor para o(s) campo(s) que deseja alterar;</text:p>
                </text:list-item>
                <text:list-item>
                  <text:p text:style-name="P24">O sistema faz a validação da alteração de acordo com a <text:a xlink:type="simple" xlink:href="../regras-de-negocio.odt" text:style-name="Internet_20_link" text:visited-style-name="Visited_20_Internet_20_Link">RN10</text:a>;</text:p>
                  <text:list>
                    <text:list-item>
                      <text:p text:style-name="P24">Se não for válida, o sistema abre uma janela “<text:a xlink:type="simple" xlink:href="../prototipos/msg21.html.png" text:style-name="Internet_20_link" text:visited-style-name="Visited_20_Internet_20_Link">pop-up</text:a>” com a “Msg21”, disponibilizando opção para o ator voltar e corrigir o problema;</text:p>
                    </text:list-item>
                    <text:list-item>
                      <text:p text:style-name="P24">Se for válida, o sistema abre uma janela “<text:a xlink:type="simple" xlink:href="../prototipos/msg18.html.png" text:style-name="Internet_20_link" text:visited-style-name="Visited_20_Internet_20_Link">pop-up</text:a>” com a mensagem “Msg18”, disponibilizando opção para o ator voltar e fazer novas alterações.</text:p>
                      <text:p text:style-name="P24"/>
                    </text:list-item>
                  </text:list>
                </text:list-item>
              </text:list>
            </text:list-item>
            <text:list-item>
              <text:p text:style-name="P24"><text:span text:style-name="T1">Cancelar um</text:span><text:span text:style-name="T3">a</text:span><text:span text:style-name="T1"> inscrição</text:span> </text:p>
              <text:list>
                <text:list-item>
                  <text:p text:style-name="P23">Na página de realização de inscrições <text:span text:style-name="T15">[</text:span><text:a xlink:type="simple" xlink:href="../prototipos/realizarInscricao.html.png" text:style-name="Internet_20_link" text:visited-style-name="Visited_20_Internet_20_Link"><text:span text:style-name="T15">realizarinscricao.html</text:span></text:a><text:span text:style-name="T15">]</text:span>, o ator clica sobre o link “minhas inscrições”;</text:p>
                </text:list-item>
                <text:list-item>
                  <text:p text:style-name="P23">O sistema abre a página de consulta de inscrições <text:s/><text:span text:style-name="T15">[</text:span><text:a xlink:type="simple" xlink:href="../prototipos/consultarInscricao.html.png" text:style-name="Internet_20_link" text:visited-style-name="Visited_20_Internet_20_Link"><text:span text:style-name="T15">consultarInscricao.html</text:span></text:a><text:span text:style-name="T15">]</text:span>, que já traz uma lista das inscrições do ator;</text:p>
                </text:list-item>
                <text:list-item>
                  <text:p text:style-name="P24">O ator seleciona a inscrição <text:span text:style-name="T14">e clica sobre o botão</text:span> “cancelar”;</text:p>
                </text:list-item>
                <text:list-item>
                  <text:p text:style-name="P24">O sistema faz a validação d<text:span text:style-name="T14">o</text:span> <text:span text:style-name="T14">cancelamento</text:span> de acordo com a <text:a xlink:type="simple" xlink:href="../regras-de-negocio.odt" text:style-name="Internet_20_link" text:visited-style-name="Visited_20_Internet_20_Link">RN10</text:a>;</text:p>
                  <text:list>
                    <text:list-item>
                      <text:p text:style-name="P24">Se não for válida, o sistema abre uma janela “<text:a xlink:type="simple" xlink:href="../prototipos/msg22.html.png" text:style-name="Internet_20_link" text:visited-style-name="Visited_20_Internet_20_Link">pop-up</text:a>” com a “Msg2<text:span text:style-name="T14">2</text:span>”, disponibilizando opção para o ator voltar e corrigir o problema;</text:p>
                    </text:list-item>
                    <text:list-item>
                      <text:p text:style-name="P24">Se for válida, o sistema abre uma janela “<text:a xlink:type="simple" xlink:href="../prototipos/msg19.html.png" text:style-name="Internet_20_link" text:visited-style-name="Visited_20_Internet_20_Link">pop-up</text:a>” com a mensagem “Msg1<text:span text:style-name="T14">9</text:span>”, disponibilizando opção para o ator voltar e fazer novas alterações.</text:p>
                    </text:list-item>
                  </text:list>
                </text:list-item>
              </text:list>
            </text:list-item>
          </text:list>
          <text:p text:style-name="P25"/>
        </text:list-item>
        <text:list-item>
          <text:p text:style-name="P9">Fluxos de Exceção</text:p>
          <text:list>
            <text:list-item>
              <text:p text:style-name="P22">Nenhuma inscrição encontrada</text:p>
              <text:list>
                <text:list-item>
                  <text:p text:style-name="P16">O sistema não consegue encontrar nenhuma inscrição efetuada pelo ator, logado no sistema;</text:p>
                  <text:list>
                    <text:list-item>
                      <text:p text:style-name="P16">O sistema abre uma janela “<text:a xlink:type="simple" xlink:href="../prototipos/msg23.html.png" text:style-name="Internet_20_link" text:visited-style-name="Visited_20_Internet_20_Link">pop-up</text:a>” com a mensagem “Msg23”, disponibilizando opção para o ator voltar e encerrar o caso de uso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05712820158560" text:continue-numbering="true" text:style-name="L1">
        <text:list-item>
          <text:p text:style-name="P9">Pós-condições</text:p>
          <text:p text:style-name="P12">Uma inscrição foi realizada, <text:span text:style-name="T14">alterada ou cancelada</text:span> corretamente.</text:p>
        </text:list-item>
      </text:list>
      <text:p text:style-name="P2"/>
      <text:list xml:id="list105711165134333" text:continue-numbering="true" text:style-name="L1">
        <text:list-item>
          <text:p text:style-name="P9">Regras de Negócio</text:p>
          <text:p text:style-name="P26"><text:a xlink:type="simple" xlink:href="../regras-de-negocio.odt" text:style-name="Internet_20_link" text:visited-style-name="Visited_20_Internet_20_Link">RN10</text:a>.</text:p>
          <text:p text:style-name="P27"/>
        </text:list-item>
        <text:list-item>
          <text:p text:style-name="P9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Versão</text:p>
          </table:table-cell>
          <table:table-cell table:style-name="Table1.A1" office:value-type="string">
            <text:p text:style-name="P6">Usuário</text:p>
          </table:table-cell>
          <table:table-cell table:style-name="Table1.D1" office:value-type="string">
            <text:p text:style-name="P6">Descrição</text:p>
          </table:table-cell>
        </table:table-row>
        <table:table-row>
          <table:table-cell table:style-name="Table1.A5" office:value-type="string">
            <text:p text:style-name="P5">14/06/2016</text:p>
          </table:table-cell>
          <table:table-cell table:style-name="Table1.B5" office:value-type="string">
            <text:p text:style-name="P5">1.0</text:p>
          </table:table-cell>
          <table:table-cell table:style-name="Table1.C5" office:value-type="string">
            <text:p text:style-name="P5">Gilmar-fa</text:p>
          </table:table-cell>
          <table:table-cell table:style-name="Table1.D5" office:value-type="string">
            <text:p text:style-name="P5">Criação do documento.</text:p>
          </table:table-cell>
        </table:table-row>
        <table:table-row>
          <table:table-cell table:style-name="Table1.A5" office:value-type="string">
            <text:p text:style-name="P7">15/06/2016</text:p>
          </table:table-cell>
          <table:table-cell table:style-name="Table1.B5" office:value-type="string">
            <text:p text:style-name="P7">1.1</text:p>
          </table:table-cell>
          <table:table-cell table:style-name="Table1.C5" office:value-type="string">
            <text:p text:style-name="P7">Gilmar-fa</text:p>
          </table:table-cell>
          <table:table-cell table:style-name="Table1.D5" office:value-type="string">
            <text:p text:style-name="P7">Atualização do documento.</text:p>
          </table:table-cell>
        </table:table-row>
        <table:table-row>
          <table:table-cell table:style-name="Table1.A5" office:value-type="string">
            <text:p text:style-name="P8">21/06/2016</text:p>
          </table:table-cell>
          <table:table-cell table:style-name="Table1.B5" office:value-type="string">
            <text:p text:style-name="P8">1.2</text:p>
          </table:table-cell>
          <table:table-cell table:style-name="Table1.C5" office:value-type="string">
            <text:p text:style-name="P8">Gilmar-fa</text:p>
          </table:table-cell>
          <table:table-cell table:style-name="Table1.D5" office:value-type="string">
            <text:p text:style-name="P8">Atualização do documento.</text:p>
          </table:table-cell>
        </table:table-row>
        <table:table-row>
          <table:table-cell table:style-name="Table1.A5" office:value-type="string">
            <text:p text:style-name="P8">22/06/2016</text:p>
          </table:table-cell>
          <table:table-cell table:style-name="Table1.B5" office:value-type="string">
            <text:p text:style-name="P8">1.3</text:p>
          </table:table-cell>
          <table:table-cell table:style-name="Table1.C5" office:value-type="string">
            <text:p text:style-name="P8">Gilmar-fa</text:p>
          </table:table-cell>
          <table:table-cell table:style-name="Table1.D5" office:value-type="string">
            <text:p text:style-name="P8">Criação de links entre documentos.</text:p>
          </table:table-cell>
        </table:table-row>
      </table:table>
      <text:list xml:id="list105711368577047" text:continue-numbering="true" text:style-name="L1">
        <text:list-header>
          <text:p text:style-name="P27"><text:soft-page-break/></text:p>
        </text:list-header>
        <text:list-item>
          <text:p text:style-name="P9">Notas de Implementação</text:p>
        </text:list-item>
        <text:list-item>
          <text:p text:style-name="P27">Documentação Auxiliar</text:p>
          <text:list>
            <text:list-item>
              <text:p text:style-name="P28"><text:a xlink:type="simple" xlink:href="../imagens-uml/uc-realizar-inscricao.png" text:style-name="Internet_20_link" text:visited-style-name="Visited_20_Internet_20_Link">Diagrama de caso de uso</text:a></text:p>
            </text:list-item>
            <text:list-item>
              <text:p text:style-name="P28"><text:a xlink:type="simple" xlink:href="../imagens-uml/cd-realizar-inscricao.png" text:style-name="Internet_20_link" text:visited-style-name="Visited_20_Internet_20_Link">Diagrama de classes</text:a></text:p>
            </text:list-item>
            <text:list-item>
              <text:p text:style-name="P29"><text:a xlink:type="simple" xlink:href="../imagens-uml/de-realizar-inscricao.png" text:style-name="Internet_20_link" text:visited-style-name="Visited_20_Internet_20_Link">Diagrama de Transição de Estados.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2T10:57:10.386384792</dc:date>
    <meta:editing-duration>PT2H5M27S</meta:editing-duration>
    <meta:editing-cycles>22</meta:editing-cycles>
    <meta:document-statistic meta:table-count="1" meta:image-count="0" meta:object-count="0" meta:page-count="3" meta:paragraph-count="81" meta:word-count="769" meta:character-count="4737" meta:non-whitespace-character-count="4100"/>
  </office:meta>
</office:document-meta>
</file>